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160325" officeooo:paragraph-rsid="00160325"/>
    </style:style>
    <style:style style:name="P2" style:family="paragraph" style:parent-style-name="Title">
      <style:text-properties officeooo:rsid="00160325" officeooo:paragraph-rsid="001603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es Concurrents i Paral·lels</text:p>
      <text:p text:style-name="P1">Pràctica 1</text:p>
      <text:p text:style-name="P1">Joel Aumedes i Joel Farr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4:44:39.666980178</meta:creation-date>
    <dc:date>2020-11-26T14:46:36.398378399</dc:date>
    <meta:editing-duration>PT2M</meta:editing-duration>
    <meta:editing-cycles>1</meta:editing-cycles>
    <meta:document-statistic meta:table-count="0" meta:image-count="0" meta:object-count="0" meta:page-count="1" meta:paragraph-count="3" meta:word-count="11" meta:character-count="68" meta:non-whitespace-character-count="60"/>
    <meta:generator>LibreOffice/6.4.4.2$Linux_X86_64 LibreOffice_project/3d775be2011f3886db32dfd395a6a6d1ca2630ff</meta:generator>
  </office:meta>
</office:document-meta>
</file>